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T1" style:family="text">
      <style:text-properties style:font-name="Arial" fo:font-size="12pt" fo:font-style="normal" fo:font-weight="normal"/>
    </style:style>
    <style:style style:name="T2" style:family="text">
      <style:text-properties style:font-name="Arial" fo:font-size="12pt" fo:font-style="normal" fo:font-weight="normal" officeooo:rsid="0017233b"/>
    </style:style>
    <style:style style:name="T3" style:family="text">
      <style:text-properties officeooo:rsid="001723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Your </text:span><text:span text:style-name="T1">experience working on a project with different personalities. I was asked if there was someone dragging us in the project and how I dealt with it</text:span></text:p>
      <text:p text:style-name="P1"><text:span text:style-name="T1"/></text:p>
      <text:p text:style-name="P2"><text:span text:style-name="T3">H</text:span>ow to maintain records of a country such that records can be added, deleted and searched through. You have to think of a data structure that can do this.</text:p>
      <text:p text:style-name="P2"/>
      <text:p text:style-name="P2">The first question was how would you implement an address book where you were supposed to search contact details by name</text:p>
      <text:p text:style-name="P2"/>
      <text:p text:style-name="P2">Another one was given an odd number print a squar<text:span text:style-name="T3">e. </text:span>The square should be filled with <text:s/>numbers starting with 1 till the square of the number. And they should be clockwi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0:59:05.115268538</meta:creation-date>
    <dc:date>2018-11-07T11:19:08.038135825</dc:date>
    <meta:editing-duration>PT8M34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4" meta:word-count="108" meta:character-count="593" meta:non-whitespace-character-count="488"/>
  </office:meta>
</office:document-meta>
</file>